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469cm" fo:min-width="1.85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55cm" fo:min-width="3.05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817cm" fo:min-width="2.55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0.021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1.655cm" fo:min-width="3.525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33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81cm" svg:stroke-color="#f479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Roboto Condensed"/>
    </style:style>
    <style:style style:name="P2" style:family="paragraph">
      <loext:graphic-properties draw:fill="none"/>
      <style:paragraph-properties fo:text-align="center"/>
      <style:text-properties style:font-name="Roboto Condensed"/>
    </style:style>
    <style:style style:name="P3" style:family="paragraph">
      <loext:graphic-properties draw:fill="none" draw:fill-color="#ffffff"/>
      <style:paragraph-properties fo:text-align="center"/>
      <style:text-properties style:font-name="Roboto Condensed"/>
    </style:style>
    <style:style style:name="P4" style:family="paragraph">
      <loext:graphic-properties draw:fill="solid"/>
      <style:paragraph-properties fo:text-align="center"/>
      <style:text-properties style:font-name="Roboto Condensed"/>
    </style:style>
    <style:style style:name="P5" style:family="paragraph">
      <style:text-properties style:font-name="Roboto Condensed"/>
    </style:style>
    <style:style style:name="P6" style:family="paragraph">
      <loext:graphic-properties draw:fill="none" draw:fill-color="#ffffff"/>
      <style:text-properties style:font-name="Roboto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905cm" svg:x="2.804cm" svg:y="5.064cm">
          <text:p text:style-name="P1">User</text:p>
          <text:p text:style-name="P1">S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556cm" svg:height="1.905cm" svg:x="7.731cm" svg:y="5.064cm">
          <text:p text:style-name="P1">Acceptance</text:p>
          <text:p text:style-name="P1">Test (failing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905cm" svg:x="13.779cm" svg:y="5.064cm">
          <text:p text:style-name="P1">TDD</text:p>
          <text:p text:style-name="P1">Tes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318cm" svg:height="2.921cm" svg:x="15.859cm" svg:y="9.128cm">
          <text:p text:style-name="P1">Change</text:p>
          <text:p text:style-name="P1">Software</text:p>
          <text:p text:style-name="P1">&amp; Ref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4cm" svg:height="1.905cm" svg:x="16.78cm" svg:y="13.564cm">
          <text:p text:style-name="P1">TDD</text:p>
          <text:p text:style-name="P1">Test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318cm" svg:height="2.921cm" svg:x="10.859cm" svg:y="15.127cm">
          <text:p text:style-name="P1">Change</text:p>
          <text:p text:style-name="P1">Software</text:p>
          <text:p text:style-name="P1">&amp; Ref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0.381cm" svg:height="0.381cm" svg:x="7.842cm" svg:y="1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7.241cm" svg:y="1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0.381cm" svg:height="0.381cm" svg:x="6.64cm" svg:y="1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4.025cm" svg:height="1.905cm" svg:x="2.062cm" svg:y="11.364cm">
          <text:p text:style-name="P1">Acceptance</text:p>
          <text:p text:style-name="P1">Test (passing)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074cm" svg:y1="11.364cm" svg:x2="4.074cm" svg:y2="6.969cm" draw:start-shape="id1" draw:start-glue-point="0" draw:end-shape="id2" draw:end-glue-point="2" svg:d="M4074 11364v-4395" svg:viewBox="0 0 1 4396">
          <text:p/>
        </draw:connector>
        <draw:connector draw:style-name="gr6" draw:text-style-name="P2" draw:layer="layout" draw:type="line" svg:x1="5.344cm" svg:y1="6.016cm" svg:x2="7.731cm" svg:y2="6.016cm" draw:start-shape="id2" draw:start-glue-point="1" draw:end-shape="id3" draw:end-glue-point="3" svg:d="M5344 6016h2387" svg:viewBox="0 0 2388 1">
          <text:p/>
        </draw:connector>
        <draw:connector draw:style-name="gr6" draw:text-style-name="P2" draw:layer="layout" draw:type="line" svg:x1="11.287cm" svg:y1="6.016cm" svg:x2="13.779cm" svg:y2="6.016cm" draw:start-shape="id3" draw:start-glue-point="1" draw:end-shape="id4" draw:end-glue-point="3" svg:d="M11287 6016h2492" svg:viewBox="0 0 2493 1">
          <text:p/>
        </draw:connector>
        <draw:connector draw:style-name="gr6" draw:text-style-name="P2" draw:layer="layout" draw:type="curve" svg:x1="16.319cm" svg:y1="6.016cm" svg:x2="18.018cm" svg:y2="9.128cm" draw:start-shape="id4" draw:start-glue-point="1" draw:end-shape="id5" draw:end-glue-point="4" svg:d="M16319 6016c1133 0 1699 1037 1699 3112" svg:viewBox="0 0 1700 3113">
          <text:p/>
        </draw:connector>
        <draw:connector draw:style-name="gr6" draw:text-style-name="P2" draw:layer="layout" draw:type="line" svg:x1="18.018cm" svg:y1="12.049cm" svg:x2="18.05cm" svg:y2="13.564cm" draw:start-shape="id5" draw:start-glue-point="8" draw:end-shape="id6" draw:end-glue-point="0" svg:d="M18018 12049l32 1515" svg:viewBox="0 0 33 1516">
          <text:p/>
        </draw:connector>
        <draw:connector draw:style-name="gr6" draw:text-style-name="P2" draw:layer="layout" draw:type="curve" svg:x1="18.05cm" svg:y1="15.469cm" svg:x2="15.177cm" svg:y2="16.588cm" draw:start-shape="id6" draw:start-glue-point="2" draw:end-shape="id7" draw:end-glue-point="10" svg:d="M18050 15469c0 746-957 1119-2873 1119" svg:viewBox="0 0 2874 1120">
          <text:p/>
        </draw:connector>
        <draw:connector draw:style-name="gr6" draw:text-style-name="P2" draw:layer="layout" draw:type="curve" svg:x1="6.64cm" svg:y1="16.588cm" svg:x2="4.074cm" svg:y2="13.269cm" draw:start-shape="id8" draw:start-glue-point="6" draw:end-shape="id1" draw:end-glue-point="2" svg:d="M6640 16588c-1711 0-2566-1106-2566-3319" svg:viewBox="0 0 2567 3320">
          <text:p/>
        </draw:connector>
        <draw:connector draw:style-name="gr6" draw:text-style-name="P2" draw:layer="layout" draw:type="line" svg:x1="10.859cm" svg:y1="16.588cm" svg:x2="8.223cm" svg:y2="16.588cm" draw:start-shape="id7" draw:start-glue-point="6" draw:end-shape="id9" draw:end-glue-point="10" svg:d="M10859 16588h-2636" svg:viewBox="0 0 2637 1">
          <text:p/>
        </draw:connector>
        <draw:frame draw:style-name="gr7" draw:text-style-name="P3" xml:id="id10" draw:id="id10" draw:layer="layout" svg:width="2.669cm" svg:height="1.741cm" svg:x="10.017cm" svg:y="10.917cm">
          <draw:text-box>
            <text:p text:style-name="P1">Tests</text:p>
            <text:p text:style-name="P1">Archived</text:p>
          </draw:text-box>
        </draw:frame>
        <draw:connector draw:style-name="gr8" draw:text-style-name="P4" draw:layer="layout" draw:type="line" svg:x1="11.351cm" svg:y1="10.917cm" svg:x2="9.509cm" svg:y2="6.969cm" draw:start-shape="id10" draw:start-glue-point="0" draw:end-shape="id3" draw:end-glue-point="2" svg:d="M11351 10917l-1842-3948" svg:viewBox="0 0 1843 3949">
          <text:p/>
        </draw:connector>
        <draw:connector draw:style-name="gr8" draw:text-style-name="P4" draw:layer="layout" draw:type="line" svg:x1="11.351cm" svg:y1="10.917cm" svg:x2="15.049cm" svg:y2="6.969cm" draw:start-shape="id10" draw:start-glue-point="0" draw:end-shape="id4" draw:end-glue-point="2" svg:d="M11351 10917l3698-3948" svg:viewBox="0 0 3699 3949">
          <text:p/>
        </draw:connector>
        <draw:connector draw:style-name="gr8" draw:text-style-name="P4" draw:layer="layout" draw:type="line" svg:x1="11.351cm" svg:y1="10.917cm" svg:x2="15.859cm" svg:y2="10.589cm" draw:start-shape="id10" draw:start-glue-point="0" draw:end-shape="id5" draw:end-glue-point="6" svg:d="M11351 10917l4508-328" svg:viewBox="0 0 4509 329">
          <text:p/>
        </draw:connector>
        <draw:frame draw:style-name="gr7" draw:text-style-name="P6" xml:id="id11" draw:id="id11" draw:layer="layout" svg:width="3.732cm" svg:height="2.486cm" svg:x="16.621cm" svg:y="17.256cm">
          <draw:text-box>
            <text:p text:style-name="P5">Refactoring</text:p>
            <text:p text:style-name="P5">avoids </text:p>
            <text:p text:style-name="P5">maintenance</text:p>
          </draw:text-box>
        </draw:frame>
        <draw:connector draw:style-name="gr8" draw:text-style-name="P4" draw:layer="layout" draw:type="line" svg:x1="16.621cm" svg:y1="18.499cm" svg:x2="14.545cm" svg:y2="17.621cm" draw:start-shape="id11" draw:start-glue-point="3" draw:end-shape="id7" draw:end-glue-point="9" svg:d="M16621 18499l-2076-878" svg:viewBox="0 0 2077 879">
          <text:p/>
        </draw:connector>
        <draw:frame draw:style-name="gr7" draw:text-style-name="P6" draw:layer="layout" svg:width="4.574cm" svg:height="3.231cm" svg:x="5.925cm" svg:y="13.319cm">
          <draw:text-box>
            <text:p text:style-name="P5">Continue adding</text:p>
            <text:p text:style-name="P5">TDD tests until</text:p>
            <text:p text:style-name="P5">acceptance test</text:p>
            <text:p text:style-name="P5">pa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18:23:49.239410112</meta:creation-date>
    <dc:date>2019-11-24T18:33:16.128834664</dc:date>
    <meta:editing-duration>PT49S</meta:editing-duration>
    <meta:editing-cycles>1</meta:editing-cycles>
    <meta:document-statistic meta:object-count="25"/>
    <meta:generator>LibreOffice/6.2.8.2$Linux_X86_64 LibreOffice_project/20$Build-2</meta:generator>
  </office:meta>
</office:document-meta>
</file>